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standard">
      <style:graphic-properties draw:stroke="none" svg:stroke-color="#000000" draw:fill="none" draw:fill-color="#ffffff" fo:min-height="0.395cm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9" style:family="graphic" style:parent-style-name="standard">
      <style:graphic-properties draw:stroke="solid" draw:stroke-dash="Dashed_20__28_var_29__20_4" svg:stroke-width="0.029cm" svg:stroke-color="#000000" draw:stroke-linejoin="miter" svg:stroke-linecap="butt" draw:fill="none" draw:textarea-horizontal-align="center" draw:textarea-vertical-align="middle" fo:padding-top="0.014cm" fo:padding-bottom="0.014cm" fo:padding-left="0.014cm" fo:padding-right="0.014cm"/>
    </style:style>
    <style:style style:name="gr20" style:family="graphic" style:parent-style-name="standard">
      <style:graphic-properties draw:stroke="solid" draw:stroke-dash="Dashed_20__28_var_29__20_4" svg:stroke-width="0.024cm" svg:stroke-color="#000000" draw:stroke-linejoin="miter" svg:stroke-linecap="butt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1cm" svg:x="1.7cm" svg:y="5.3cm">
          <draw:text-box>
            <text:p><text:span text:style-name="T2">T</text:span></text:p>
          </draw:text-box>
        </draw:frame>
        <draw:frame draw:style-name="gr9" draw:text-style-name="P6" draw:layer="layout" svg:width="1.086cm" svg:height="0.645cm" svg:x="1.934cm" svg:y="5.637cm">
          <draw:text-box>
            <text:p><text:span text:style-name="T3">orig</text:span></text:p>
          </draw:text-box>
        </draw:frame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5.3cm" svg:height="1.199cm" svg:x="5.8cm" svg:y="5.288cm">
          <draw:text-box>
            <text:p text:style-name="P1"><text:span text:style-name="T4">Sever </text:span><text:span text:style-name="T5">u</text:span><text:span text:style-name="T4"> <text:s/>= 2 from its original parent, 1</text:span></text:p>
          </draw:text-box>
        </draw:frame>
        <draw:line draw:style-name="gr10" draw:text-style-name="P2" draw:layer="layout" svg:x1="10.288cm" svg:y1="2.625cm" svg:x2="11.3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4.776cm" svg:y1="3.126cm" svg:x2="14.776cm" svg:y2="4.126cm" draw:start-shape="id10" draw:start-glue-point="8" draw:end-shape="id11" draw:end-glue-point="4" svg:d="M14776 3126v1000" svg:viewBox="0 0 1 1001">
          <text:p/>
        </draw:connector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876cm" svg:y2="2.526cm" draw:start-shape="id11" draw:start-glue-point="5" draw:end-shape="id12" draw:end-glue-point="10" svg:d="M14351 4301c-1236 0-499-1775-1475-1775" svg:viewBox="0 0 1476 1776">
          <text:p/>
        </draw:connector>
        <draw:frame draw:style-name="gr16" draw:text-style-name="P8" draw:layer="layout" svg:width="5.3cm" svg:height="1.199cm" svg:x="11.5cm" svg:y="5.302cm">
          <draw:text-box>
            <text:p text:style-name="P1"><text:span text:style-name="T4">Reparent </text:span><text:span text:style-name="T5">u</text:span><text:span text:style-name="T4"> <text:s/>= 2 to its new parent, </text:span><text:span text:style-name="T5">v</text:span><text:span text:style-name="T4"> <text:s/>= 3</text:span></text:p>
          </draw:text-box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6">(</text:span><text:span text:style-name="T2">q </text:span><text:span text:style-name="T6">)</text:span></text:p>
          </draw:text-box>
        </draw:frame>
        <draw:frame draw:style-name="gr17" draw:text-style-name="P9" draw:layer="layout" svg:width="0.3cm" svg:height="0.645cm" svg:x="16.4cm" svg:y="3.6cm">
          <draw:text-box>
            <text:p><text:span text:style-name="T7">1</text:span></text:p>
          </draw:text-box>
        </draw:frame>
        <draw:frame draw:style-name="gr17" draw:text-style-name="P10" draw:layer="layout" svg:width="0.3cm" svg:height="0.645cm" svg:x="7.91cm" svg:y="5.484cm">
          <draw:text-box>
            <text:p><text:span text:style-name="T8">1</text:span></text:p>
          </draw:text-box>
        </draw:frame>
        <draw:frame draw:style-name="gr17" draw:text-style-name="P10" draw:layer="layout" svg:width="0.3cm" svg:height="0.645cm" svg:x="14.183cm" svg:y="5.485cm">
          <draw:text-box>
            <text:p><text:span text:style-name="T8">1</text:span></text:p>
          </draw:text-box>
        </draw:frame>
        <draw:frame draw:style-name="gr17" draw:text-style-name="P10" draw:layer="layout" svg:width="0.3cm" svg:height="0.645cm" svg:x="14.901cm" svg:y="5.985cm">
          <draw:text-box>
            <text:p><text:span text:style-name="T8">1</text:span></text:p>
          </draw:text-box>
        </draw:frame>
        <draw:g>
          <draw:path draw:style-name="gr18" draw:text-style-name="P11" draw:layer="layout" svg:width="0.499cm" svg:height="0.45cm" svg:x="6.135cm" svg:y="1.272cm" svg:viewBox="0 0 500 451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18" draw:text-style-name="P11" draw:layer="layout" svg:width="0.042cm" svg:height="0.03cm" svg:x="6.493cm" svg:y="1.484cm" svg:viewBox="0 0 43 31" svg:d="M21 31c-7 0-14 0-21 0 0-10 0-20 0-31 14 0 28 0 43 0 0 11 0 21 0 31-8 0-15 0-22 0z">
            <text:p/>
          </draw:path>
          <draw:path draw:style-name="gr18" draw:text-style-name="P11" draw:layer="layout" svg:width="0.042cm" svg:height="0.03cm" svg:x="6.567cm" svg:y="1.484cm" svg:viewBox="0 0 43 31" svg:d="M21 31c-7 0-14 0-21 0 0-10 0-20 0-31 14 0 28 0 43 0 0 11 0 21 0 31-8 0-15 0-22 0z">
            <text:p/>
          </draw:path>
        </draw:g>
        <draw:g>
          <draw:path draw:style-name="gr19" draw:text-style-name="P2" draw:layer="layout" svg:width="0.479cm" svg:height="0.479cm" svg:x="12.987cm" svg:y="2.008cm" svg:viewBox="0 0 480 480" svg:d="M21 357c119-119 238-238 357-357 34 34 68 68 102 103-118 119-237 237-356 356-42 7-83 14-124 21 7-41 14-82 21-123z">
            <text:p/>
          </draw:path>
          <draw:path draw:style-name="gr20" draw:text-style-name="P1" draw:layer="layout" svg:width="0.148cm" svg:height="0cm" draw:transform="skewX (-0.744382925975582) rotate (-0.785398163397448) translate (13.0087281424494cm 2.35932443472723cm)" svg:viewBox="0 0 149 1" svg:d="M0 1c50-1 100-1 149-1">
            <text:p/>
          </draw:path>
          <draw:path draw:style-name="gr20" draw:text-style-name="P1" draw:layer="layout" svg:width="0.493cm" svg:height="0cm" draw:transform="skewX (0.748397183255168) rotate (-2.35479822679075) translate (13.4094311914988cm 2.06543802357695cm)" svg:viewBox="0 0 494 1" svg:d="M0 0c165 0 329 1 494 1">
            <text:p/>
          </draw:path>
          <draw:path draw:style-name="gr20" draw:text-style-name="P1" draw:layer="layout" svg:width="0.052cm" svg:height="0.001cm" draw:transform="skewX (-0.724311639577647) rotate (-0.744382925975583) translate (12.9927363875492cm 2.4450258664235cm)" svg:viewBox="0 0 53 2" svg:d="M0 0c18 1 35 1 53 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5T09:43:55.027833832</dc:date>
    <meta:editing-duration>PT15H20M45S</meta:editing-duration>
    <meta:editing-cycles>36</meta:editing-cycles>
    <meta:generator>LibreOffice/6.0.7.3$Linux_X86_64 LibreOffice_project/00m0$Build-3</meta:generator>
    <meta:document-statistic meta:object-count="69"/>
  </office:meta>
</office:document-meta>
</file>